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ыберите правильные утверждения о Render Tree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АВИЛЬНО</text:p>
          </table:table-cell>
          <table:table-cell/>
          <table:table-cell office:value-type="string" calcext:value-type="string">
            <text:p>Render Tree создается сервером и передается по сети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олучается при складывании DOM и CS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nder Tree создается после запуска J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Не все блоки из DOM попадают в Render Tre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Псевдоэлементы ::after и ::before не попадают в render tre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кие элементы находятся в DOM, но не попадают в Render Tree, если не указаны никакие дополнительные css свойства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АВИЛЬН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d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t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акой из представленных селекторов считается наименее эффективным в плане скорости поиска элементов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АВИЛЬНО</text:p>
          </table:table-cell>
          <table:table-cell/>
          <table:table-cell office:value-type="string" calcext:value-type="string">
            <text:p>#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.class-link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v .class 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v class-0 .class-1 .class-link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Что вызовет глобальный Reflow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АВИЛЬН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зменение размера окна браузера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зменение размера шрифта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Наведение и нажатие на кнопку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Изменение html атрибута элемента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Что вызовет инкрементный Reflow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АВИЛЬН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зменение класса элемента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Наведение и нажатие на кнопку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Первоначальное отображение страницы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Добавление нового элемента в D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Изменение размера окна браузера 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казание для DOM-элемента правила position: fixed создаст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АВИЛЬНО</text:p>
          </table:table-cell>
          <table:table-cell/>
          <table:table-cell office:value-type="string" calcext:value-type="string">
            <text:p>Новый RenderObjec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Новый компонентный сло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Новый RenderLay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Новый глобальный слой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акие из утверждений подходят для RenderObject?</text:p>
          </table:table-cell>
          <table:table-cell table:number-columns-repeated="5"/>
          <table:table-cell table:number-columns-repeated="2" office:value-type="string" calcext:value-type="string">
            <text:p>неверно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Создается при указании таких свойств, как opacity и overwf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Есть у всех DOM-элементов с визуальным представлением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Его обработкой занимается видеокарта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Знает, как растеризовать элемент для вывода на экран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ак можно выделить RenderLayer в отдельный композитный слой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АВИЛЬН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: translateZ(0)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pacity: .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ter: blur(1px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z-index: 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verflow: hidde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Как исполнение js влияет на парсинг HTML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Процесс парсинга не прерывается, js-код исполняется в фоне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роцесс парсинга прерывается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цесс парсинга не прерывается, ведь исполнение кода происходит после окончания данного процесса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о умолчанию процесс парсинга прерывается, но есть возможность указать браузеру, чтобы он исполнял js в фоне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Первое, что делает браузер,</text:p>
            <text:p>после того как получает данные, он их «распаршливает»,</text:p>
            <text:p>то есть понимает, как байты транслируются в символы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23:00:51.262059530</meta:creation-date>
    <meta:generator>LibreOffice/5.1.6.2$Linux_X86_64 LibreOffice_project/10m0$Build-2</meta:generator>
    <dc:date>2019-06-01T20:01:04.566211180</dc:date>
    <meta:editing-duration>P2DT20H39M47S</meta:editing-duration>
    <meta:editing-cycles>13</meta:editing-cycles>
    <meta:document-statistic meta:table-count="1" meta:cell-count="94" meta:object-count="0"/>
  </office:meta>
</office:document-meta>
</file>